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tyle="italic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(without rolling a die) and see if I get 1 or not.</text:p>
            <text:p>Encoding success (prob of 1/6) as 1 and failure (prob of 5/6) as 0, what probability distribution should I sample an outcome from?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(without rolling a die) and see if I get 1 or not.</text:p>
            <text:p>Encoding success (prob of 1/6) as 1 and failure (prob of 5/6) as 0, what probability distribution should I sample an outcome from?</text:p>
          </draw:text-box>
        </draw:frame>
        <draw:frame draw:style-name="gr3" draw:text-style-name="P1" draw:layer="layout" svg:width="20.32cm" svg:height="0.962cm" svg:x="1.27cm" svg:y="5.08cm">
          <draw:text-box>
            <text:p>Binomial distribution B(1, 1/6)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(without rolling a die) and see if I get 1 or not.</text:p>
            <text:p>Encoding success (prob of 1/6) as 1 and failure (prob of 5/6) as 0, what probability distribution should I sample an outcome from?</text:p>
          </draw:text-box>
        </draw:frame>
        <draw:frame draw:style-name="gr3" draw:text-style-name="P1" draw:layer="layout" svg:width="20.32cm" svg:height="0.962cm" svg:x="1.27cm" svg:y="5.08cm">
          <draw:text-box>
            <text:p>Binomial distribution B(1, 1/6)</text:p>
          </draw:text-box>
        </draw:frame>
        <draw:frame draw:style-name="gr3" draw:text-style-name="P1" draw:layer="layout" svg:width="25.4cm" svg:height="0.962cm" svg:x="1.27cm" svg:y="7.791cm">
          <draw:text-box>
            <text:p>In R?</text:p>
          </draw:text-box>
        </draw:frame>
        <draw:frame draw:style-name="gr3" draw:text-style-name="P1" draw:layer="layout" svg:width="25.4cm" svg:height="0.962cm" svg:x="1.27cm" svg:y="10.791cm">
          <draw:text-box>
            <text:p>In Python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(without rolling a die) and see if I get 1 or not.</text:p>
            <text:p>Encoding success (prob of 1/6) as 1 and failure (prob of 5/6) as 0, what probability distribution should I sample an outcome from?</text:p>
          </draw:text-box>
        </draw:frame>
        <draw:frame draw:style-name="gr3" draw:text-style-name="P1" draw:layer="layout" svg:width="20.32cm" svg:height="0.962cm" svg:x="1.27cm" svg:y="5.08cm">
          <draw:text-box>
            <text:p>Binomial distribution B(1, 1/6)</text:p>
          </draw:text-box>
        </draw:frame>
        <draw:frame draw:style-name="gr4" draw:text-style-name="P1" draw:layer="layout" svg:width="25.4cm" svg:height="1.673cm" svg:x="1.27cm" svg:y="7.791cm">
          <draw:text-box>
            <text:p>In R?</text:p>
            <text:p>rbinom(n = 1, size = 1, prob = 1/6)</text:p>
          </draw:text-box>
        </draw:frame>
        <draw:frame draw:style-name="gr4" draw:text-style-name="P1" draw:layer="layout" svg:width="25.4cm" svg:height="1.673cm" svg:x="1.27cm" svg:y="10.791cm">
          <draw:text-box>
            <text:p>In Python?</text:p>
            <text:p>numpy.random.binomial(n = 1, p = 1/6)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100 times (without rolling a die) and see how many times I get 1.</text:p>
            <text:p>Encoding success (prob of 1/6) as 1 and failure (prob of 5/6) as 0 for each roll, what probability distribution should I sample an outcome (the number of success) from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100 times (without rolling a die) and see how many times I get 1.</text:p>
            <text:p>Encoding success (prob of 1/6) as 1 and failure (prob of 5/6) as 0 for each roll, what probability distribution should I sample an outcome (the number of success) from?</text:p>
          </draw:text-box>
        </draw:frame>
        <draw:frame draw:style-name="gr3" draw:text-style-name="P1" draw:layer="layout" svg:width="20.32cm" svg:height="0.962cm" svg:x="1.27cm" svg:y="5.08cm">
          <draw:text-box>
            <text:p>Binomial distribution B(100, 1/6)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100 times (without rolling a die) and see how many times I get 1.</text:p>
            <text:p>Encoding success (prob of 1/6) as 1 and failure (prob of 5/6) as 0 for each roll, what probability distribution should I sample an outcome (the number of success) from?</text:p>
          </draw:text-box>
        </draw:frame>
        <draw:frame draw:style-name="gr3" draw:text-style-name="P1" draw:layer="layout" svg:width="25.4cm" svg:height="0.962cm" svg:x="1.27cm" svg:y="7.791cm">
          <draw:text-box>
            <text:p>In R?</text:p>
          </draw:text-box>
        </draw:frame>
        <draw:frame draw:style-name="gr3" draw:text-style-name="P1" draw:layer="layout" svg:width="25.4cm" svg:height="0.962cm" svg:x="1.27cm" svg:y="10.791cm">
          <draw:text-box>
            <text:p>In Python?</text:p>
          </draw:text-box>
        </draw:frame>
        <draw:frame draw:style-name="gr3" draw:text-style-name="P1" draw:layer="layout" svg:width="20.32cm" svg:height="0.962cm" svg:x="1.27cm" svg:y="5.08cm">
          <draw:text-box>
            <text:p>Binomial distribution B(100, 1/6)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100 times (without rolling a die) and see how many times I get 1.</text:p>
            <text:p>Encoding success (prob of 1/6) as 1 and failure (prob of 5/6) as 0 for each roll, what probability distribution should I sample an outcome (the number of success) from?</text:p>
          </draw:text-box>
        </draw:frame>
        <draw:frame draw:style-name="gr3" draw:text-style-name="P1" draw:layer="layout" svg:width="20.32cm" svg:height="0.962cm" svg:x="1.27cm" svg:y="5.08cm">
          <draw:text-box>
            <text:p>Binomial distribution B(100, 1/6)</text:p>
          </draw:text-box>
        </draw:frame>
        <draw:frame draw:style-name="gr4" draw:text-style-name="P1" draw:layer="layout" svg:width="25.4cm" svg:height="1.673cm" svg:x="1.27cm" svg:y="7.792cm">
          <draw:text-box>
            <text:p>In R?</text:p>
            <text:p>rbinom(n = 1, size = 100, prob = 1/6)</text:p>
          </draw:text-box>
        </draw:frame>
        <draw:frame draw:style-name="gr4" draw:text-style-name="P1" draw:layer="layout" svg:width="25.4cm" svg:height="1.673cm" svg:x="1.27cm" svg:y="10.792cm">
          <draw:text-box>
            <text:p>In Python?</text:p>
            <text:p>numpy.random.binomial(n = 100, p = 1/6)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5.4cm" svg:height="0.962cm" svg:x="1.27cm" svg:y="0.791cm">
          <draw:text-box>
            <text:p>How do we generate a random number of females out of 4 siblings (no twins)?</text:p>
          </draw:text-box>
        </draw:frame>
        <draw:frame draw:style-name="gr3" draw:text-style-name="P1" draw:layer="layout" svg:width="20.32cm" svg:height="0.962cm" svg:x="1.27cm" svg:y="5.081cm">
          <draw:text-box>
            <text:p>Binomial distribution B(4, 1/2)</text:p>
          </draw:text-box>
        </draw:frame>
        <draw:frame draw:style-name="gr4" draw:text-style-name="P1" draw:layer="layout" svg:width="25.4cm" svg:height="1.673cm" svg:x="1.27cm" svg:y="7.792cm">
          <draw:text-box>
            <text:p>In R?</text:p>
            <text:p>rbinom(n = 1, size = 4, prob = 1/2)</text:p>
          </draw:text-box>
        </draw:frame>
        <draw:frame draw:style-name="gr4" draw:text-style-name="P1" draw:layer="layout" svg:width="25.4cm" svg:height="1.673cm" svg:x="1.27cm" svg:y="10.792cm">
          <draw:text-box>
            <text:p>In Python?</text:p>
            <text:p text:style-name="P3">numpy.random.binomial(n = 4, p = 1/2)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5.4cm" svg:height="0.962cm" svg:x="1.27cm" svg:y="0.791cm">
          <draw:text-box>
            <text:p>How do we generate a random number of kids before the first daughter?</text:p>
          </draw:text-box>
        </draw:frame>
        <draw:frame draw:style-name="gr3" draw:text-style-name="P1" draw:layer="layout" svg:width="20.32cm" svg:height="0.962cm" svg:x="1.27cm" svg:y="5.081cm">
          <draw:text-box>
            <text:p>Geometric distribution G(1/2)</text:p>
          </draw:text-box>
        </draw:frame>
        <draw:frame draw:style-name="gr4" draw:text-style-name="P1" draw:layer="layout" svg:width="25.4cm" svg:height="1.673cm" svg:x="1.27cm" svg:y="7.792cm">
          <draw:text-box>
            <text:p>In R?</text:p>
            <text:p>rgeom(n = 1, prob = 1/2)</text:p>
          </draw:text-box>
        </draw:frame>
        <draw:frame draw:style-name="gr3" draw:text-style-name="P1" draw:layer="layout" svg:width="25.4cm" svg:height="0.962cm" svg:x="1.27cm" svg:y="10.792cm">
          <draw:text-box>
            <text:p>In Python?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25.4cm" svg:height="1.673cm" svg:x="1.27cm" svg:y="0.791cm">
          <draw:text-box>
            <text:p>I accidentally step on 1 ant per 100 m on average. What is the distribution of the number of ants that I step on on my way home 1 km away?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25.4cm" svg:height="1.673cm" svg:x="1.27cm" svg:y="0.791cm">
          <draw:text-box>
            <text:p>I accidentally step on 1 ant per 100 m on average. What is the distribution of the number of ants that I step on on my way home 1 km away?</text:p>
          </draw:text-box>
        </draw:frame>
        <draw:frame draw:style-name="gr3" draw:text-style-name="P1" draw:layer="layout" svg:width="20.32cm" svg:height="0.962cm" svg:x="1.27cm" svg:y="5.08cm">
          <draw:text-box>
            <text:p>Poisson distribution Poisson(rate = 10)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25.4cm" svg:height="1.673cm" svg:x="1.27cm" svg:y="0.791cm">
          <draw:text-box>
            <text:p>I accidentally step on 1 ant per 100 m on average. What is the distribution of the number of ants that I step on on my way home 1 km away?</text:p>
          </draw:text-box>
        </draw:frame>
        <draw:frame draw:style-name="gr3" draw:text-style-name="P1" draw:layer="layout" svg:width="20.32cm" svg:height="0.962cm" svg:x="1.27cm" svg:y="5.08cm">
          <draw:text-box>
            <text:p>Poisson distribution Poisson(rate = 10)</text:p>
          </draw:text-box>
        </draw:frame>
        <draw:frame draw:style-name="gr3" draw:text-style-name="P1" draw:layer="layout" svg:width="25.4cm" svg:height="0.962cm" svg:x="1.27cm" svg:y="7.791cm">
          <draw:text-box>
            <text:p>In R?</text:p>
          </draw:text-box>
        </draw:frame>
        <draw:frame draw:style-name="gr3" draw:text-style-name="P1" draw:layer="layout" svg:width="25.4cm" svg:height="0.962cm" svg:x="1.27cm" svg:y="10.791cm">
          <draw:text-box>
            <text:p>In Python?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25.4cm" svg:height="1.673cm" svg:x="1.27cm" svg:y="0.791cm">
          <draw:text-box>
            <text:p>I accidentally step on 1 ant per 100 m on average. What is the distribution of the number of ants that I step on on my way home 1 km away?</text:p>
          </draw:text-box>
        </draw:frame>
        <draw:frame draw:style-name="gr3" draw:text-style-name="P1" draw:layer="layout" svg:width="20.32cm" svg:height="0.962cm" svg:x="1.27cm" svg:y="5.08cm">
          <draw:text-box>
            <text:p>Poisson distribution Poisson(rate = 10)</text:p>
          </draw:text-box>
        </draw:frame>
        <draw:frame draw:style-name="gr4" draw:text-style-name="P1" draw:layer="layout" svg:width="25.4cm" svg:height="1.673cm" svg:x="1.27cm" svg:y="7.791cm">
          <draw:text-box>
            <text:p>In R?</text:p>
            <text:p>rpois(n = 1, lambda = 10)</text:p>
          </draw:text-box>
        </draw:frame>
        <draw:frame draw:style-name="gr4" draw:text-style-name="P1" draw:layer="layout" svg:width="25.4cm" svg:height="1.673cm" svg:x="1.27cm" svg:y="10.791cm">
          <draw:text-box>
            <text:p>In Python?</text:p>
            <text:p>numpy.poisson(lam = 10)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accidentally step on 1 ant per 100 m on average. The god of ants told me that I will be killed when I step on the next ant from now. What is the distribution of distance of my walk until I die of stepping on ants?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0.32cm" svg:height="0.962cm" svg:x="1.27cm" svg:y="5.08cm">
          <draw:text-box>
            <text:p>Exponential distribution Exp(10) [km]</text:p>
          </draw:text-box>
        </draw:frame>
        <draw:frame draw:style-name="gr1" draw:text-style-name="P1" draw:layer="layout" svg:width="25.4cm" svg:height="2.384cm" svg:x="1.27cm" svg:y="0.791cm">
          <draw:text-box>
            <text:p>I accidentally step on 1 ant per 100 m on average. The god of ants told me that I will be killed when I step on the next ant from now. What is the distribution of distance of my walk until I die of stepping on ants?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0.32cm" svg:height="0.962cm" svg:x="1.27cm" svg:y="5.08cm">
          <draw:text-box>
            <text:p>Exponential distribution Exp(10) [km]</text:p>
          </draw:text-box>
        </draw:frame>
        <draw:frame draw:style-name="gr4" draw:text-style-name="P1" draw:layer="layout" svg:width="25.4cm" svg:height="1.673cm" svg:x="1.27cm" svg:y="7.791cm">
          <draw:text-box>
            <text:p>In R?</text:p>
            <text:p>rexp(rate = 10)</text:p>
          </draw:text-box>
        </draw:frame>
        <draw:frame draw:style-name="gr4" draw:text-style-name="P1" draw:layer="layout" svg:width="25.4cm" svg:height="1.673cm" svg:x="1.27cm" svg:y="10.791cm">
          <draw:text-box>
            <text:p>In Python?</text:p>
            <text:p>numpy.random.exponential(scale = 1/10)</text:p>
          </draw:text-box>
        </draw:frame>
        <draw:frame draw:style-name="gr1" draw:text-style-name="P1" draw:layer="layout" svg:width="25.4cm" svg:height="2.384cm" svg:x="1.27cm" svg:y="0.791cm">
          <draw:text-box>
            <text:p>I accidentally step on 1 ant per 100 m on average. The god of ants told me that I will be killed when I step on the next ant from now. What is the distribution of distance of my walk until I die of stepping on ants?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have 100 pieces of chocolate, 5 of which have wasabi in them. When I randomly take 10 pieces of chocolate, what distribution should the number of chocolate with wasabi in my hands follow?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have 100 pieces of chocolate, 5 of which have wasabi in them. When I randomly take 10 pieces of chocolate, what distribution should the number of chocolate with wasabi in my hands follow?</text:p>
          </draw:text-box>
        </draw:frame>
        <draw:frame draw:style-name="gr3" draw:text-style-name="P1" draw:layer="layout" svg:width="20.32cm" svg:height="0.962cm" svg:x="1.27cm" svg:y="5.08cm">
          <draw:text-box>
            <text:p>Hypergeometric distribution Hyper(N = 100, K = 5, n = 10)</text:p>
          </draw:text-box>
        </draw:frame>
        <draw:frame draw:style-name="gr4" draw:text-style-name="P1" draw:layer="layout" svg:width="25.4cm" svg:height="1.673cm" svg:x="1.27cm" svg:y="7.791cm">
          <draw:text-box>
            <text:p>In R?</text:p>
            <text:p>rhyper(nn = 1, m = 5, n = 100 – 5, k = 10)</text:p>
          </draw:text-box>
        </draw:frame>
        <draw:frame draw:style-name="gr4" draw:text-style-name="P1" draw:layer="layout" svg:width="25.4cm" svg:height="1.673cm" svg:x="1.27cm" svg:y="10.791cm">
          <draw:text-box>
            <text:p>In Python?</text:p>
            <text:p>numpy.random.hypergeometric(ngood = 5, nbad = 100 – 5, nsample = 10)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25.4cm" svg:height="1.673cm" svg:x="1.27cm" svg:y="0.791cm">
          <draw:text-box>
            <text:p>I want to randomly generate numbers for heights of 100 students assuming it follows a normal distribution with mean = 170 [cm] and standard deviation = 5 [cm].</text:p>
          </draw:text-box>
        </draw:frame>
        <draw:frame draw:style-name="gr4" draw:text-style-name="P1" draw:layer="layout" svg:width="25.4cm" svg:height="1.673cm" svg:x="1.27cm" svg:y="7.791cm">
          <draw:text-box>
            <text:p>In R?</text:p>
            <text:p>rnorm(n = 100, mean = 170, sd = 5) </text:p>
          </draw:text-box>
        </draw:frame>
        <draw:frame draw:style-name="gr4" draw:text-style-name="P1" draw:layer="layout" svg:width="25.4cm" svg:height="1.673cm" svg:x="1.27cm" svg:y="10.791cm">
          <draw:text-box>
            <text:p>In Python?</text:p>
            <text:p>numpy.random.normal(loc = 170, scale = 5, size = 100)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n Ishigohoka</meta:initial-creator>
    <meta:creation-date>2024-06-11T10:21:48.204938948</meta:creation-date>
    <dc:date>2024-06-12T12:22:04.027339232</dc:date>
    <dc:creator>Jun Ishigohoka</dc:creator>
    <meta:editing-duration>PT1H57M16S</meta:editing-duration>
    <meta:editing-cycles>14</meta:editing-cycles>
    <meta:generator>LibreOffice/7.3.7.2$Linux_X86_64 LibreOffice_project/30$Build-2</meta:generator>
    <meta:document-statistic meta:object-count="123"/>
  </office:meta>
</office:document-meta>
</file>